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5cm" svg:x="11.619cm" svg:y="0.292cm">
            <draw:object draw:notify-on-update-of-ranges="Tabelle1.D2:Tabelle1.D8 Tabelle1.E2:Tabelle1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eonard Nimoy (1931-2015)</text:p>
          </table:table-cell>
          <table:table-cell table:number-columns-repeated="2"/>
          <table:table-cell office:value-type="string" calcext:value-type="string">
            <text:p>Filme pro Jahrz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950-19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60-19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70-19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80-19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90-1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00-2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&gt;2010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 style:data-style-name="N2" text:time-value="07:57:29.58472080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7T08:04:10.262498570</dc:date>
    <meta:editing-duration>PT8M12S</meta:editing-duration>
    <meta:editing-cycles>7</meta:editing-cycles>
    <meta:generator>LibreOffice/25.8.1.1$Linux_X86_64 LibreOffice_project/580$Build-1</meta:generator>
    <meta:document-statistic meta:table-count="1" meta:cell-count="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943cm" svg:y="4.204cm" style:legend-expansion="high" chart:style-name="ch2"/>
        <chart:plot-area chart:style-name="ch3" svg:x="0.319cm" svg:y="0.18cm" svg:width="13.305cm" svg:height="8.646cm">
          <chart:coordinate-region svg:x="0.953cm" svg:y="0.38cm" svg:width="12.671cm" svg:height="7.799cm"/>
          <chart:axis chart:dimension="x" chart:name="primary-x" chart:style-name="ch4" chartooo:axis-type="auto">
            <chartooo:date-scale/>
            <chart:categories table:cell-range-address="Tabelle1.D2:Tabelle1.D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2:Tabelle1.E8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950-1959</text:p>
                <draw:g>
                  <svg:desc>Tabelle1.D2:Tabelle1.D8</svg:desc>
                </draw:g>
              </table:table-cell>
              <table:table-cell office:value-type="float" office:value="27">
                <text:p>27</text:p>
                <draw:g>
                  <svg:desc>Tabelle1.E2:Tabelle1.E8</svg:desc>
                </draw:g>
              </table:table-cell>
            </table:table-row>
            <table:table-row>
              <table:table-cell office:value-type="string">
                <text:p>1960-19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70-19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0-19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0-1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00-2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&gt;20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